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svg:stroke-width="0.076cm" svg:stroke-color="#800080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stroke="none" svg:stroke-color="#000000" draw:fill="none" draw:fill-color="#ffffff" fo:min-height="1.524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dash" draw:stroke-dash="Dashed_20__28_var_29_" svg:stroke-width="0.102cm" svg:stroke-color="#993366" draw:marker-start-width="0.352cm" draw:marker-end-width="0.352cm" draw:fill="none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draw:stroke="dash" draw:stroke-dash="Dashed_20__28_var_29_" svg:stroke-width="0.102cm" svg:stroke-color="#3465a4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5.572cm" svg:x2="5.445cm" svg:y2="12.684cm">
          <text:p/>
        </draw:line>
        <draw:line draw:style-name="gr1" draw:text-style-name="P1" draw:layer="layout" svg:x1="8.874cm" svg:y1="9.128cm" svg:x2="1.762cm" svg:y2="9.128cm">
          <text:p/>
        </draw:line>
        <draw:frame draw:style-name="gr2" draw:layer="layout" svg:width="1.524cm" svg:height="1.266cm" svg:x="2.905cm" svg:y="6.461cm">
          <draw:text-box>
            <text:p><text:s/>+</text:p>
          </draw:text-box>
        </draw:frame>
        <draw:frame draw:style-name="gr2" draw:layer="layout" svg:width="1.524cm" svg:height="1.266cm" svg:x="2.905cm" svg:y="10.529cm">
          <draw:text-box>
            <text:p><text:s/>+</text:p>
          </draw:text-box>
        </draw:frame>
        <draw:frame draw:style-name="gr2" draw:layer="layout" svg:width="1.524cm" svg:height="1.266cm" svg:x="6.715cm" svg:y="10.529cm">
          <draw:text-box>
            <text:p><text:s/>+</text:p>
          </draw:text-box>
        </draw:frame>
        <draw:frame draw:style-name="gr2" draw:layer="layout" svg:width="1.524cm" svg:height="1.266cm" svg:x="6.588cm" svg:y="6.461cm">
          <draw:text-box>
            <text:p><text:s/>-</text:p>
          </draw:text-box>
        </draw:frame>
        <draw:line draw:style-name="gr1" draw:text-style-name="P1" draw:layer="layout" svg:x1="14.843cm" svg:y1="5.572cm" svg:x2="14.843cm" svg:y2="12.684cm">
          <text:p/>
        </draw:line>
        <draw:line draw:style-name="gr1" draw:text-style-name="P1" draw:layer="layout" svg:x1="18.272cm" svg:y1="9.128cm" svg:x2="11.16cm" svg:y2="9.128cm">
          <text:p/>
        </draw:line>
        <draw:frame draw:style-name="gr2" draw:layer="layout" svg:width="1.524cm" svg:height="1.266cm" svg:x="12.303cm" svg:y="6.461cm">
          <draw:text-box>
            <text:p><text:s/>-</text:p>
          </draw:text-box>
        </draw:frame>
        <draw:frame draw:style-name="gr2" draw:layer="layout" svg:width="1.524cm" svg:height="1.266cm" svg:x="12.303cm" svg:y="10.529cm">
          <draw:text-box>
            <text:p><text:s/>+</text:p>
          </draw:text-box>
        </draw:frame>
        <draw:frame draw:style-name="gr2" draw:layer="layout" svg:width="1.524cm" svg:height="1.266cm" svg:x="16.113cm" svg:y="10.529cm">
          <draw:text-box>
            <text:p>-</text:p>
          </draw:text-box>
        </draw:frame>
        <draw:frame draw:style-name="gr2" draw:layer="layout" svg:width="1.524cm" svg:height="1.266cm" svg:x="15.986cm" svg:y="6.461cm">
          <draw:text-box>
            <text:p><text:s/>-</text:p>
          </draw:text-box>
        </draw:frame>
        <draw:line draw:style-name="gr1" draw:text-style-name="P1" draw:layer="layout" svg:x1="14.716cm" svg:y1="16.367cm" svg:x2="14.716cm" svg:y2="23.479cm">
          <text:p/>
        </draw:line>
        <draw:line draw:style-name="gr1" draw:text-style-name="P1" draw:layer="layout" svg:x1="18.145cm" svg:y1="19.923cm" svg:x2="11.033cm" svg:y2="19.923cm">
          <text:p/>
        </draw:line>
        <draw:frame draw:style-name="gr2" draw:layer="layout" svg:width="1.524cm" svg:height="1.266cm" svg:x="12.176cm" svg:y="17.256cm">
          <draw:text-box>
            <text:p><text:s/>+</text:p>
          </draw:text-box>
        </draw:frame>
        <draw:frame draw:style-name="gr2" draw:layer="layout" svg:width="1.524cm" svg:height="1.266cm" svg:x="12.176cm" svg:y="21.324cm">
          <draw:text-box>
            <text:p><text:s/>-</text:p>
          </draw:text-box>
        </draw:frame>
        <draw:frame draw:style-name="gr2" draw:layer="layout" svg:width="1.524cm" svg:height="1.266cm" svg:x="15.986cm" svg:y="21.324cm">
          <draw:text-box>
            <text:p><text:s/>+</text:p>
          </draw:text-box>
        </draw:frame>
        <draw:frame draw:style-name="gr2" draw:layer="layout" svg:width="1.524cm" svg:height="1.266cm" svg:x="15.859cm" svg:y="17.256cm">
          <draw:text-box>
            <text:p><text:s/>-</text:p>
          </draw:text-box>
        </draw:frame>
        <draw:line draw:style-name="gr3" draw:text-style-name="P1" draw:layer="layout" svg:x1="3.54cm" svg:y1="5.826cm" svg:x2="9.001cm" svg:y2="11.287cm">
          <text:p/>
        </draw:line>
        <draw:line draw:style-name="gr3" draw:text-style-name="P1" draw:layer="layout" svg:x1="11.16cm" svg:y1="6.842cm" svg:x2="17.129cm" svg:y2="12.811cm">
          <text:p/>
        </draw:line>
        <draw:frame draw:style-name="gr4" draw:text-style-name="P2" draw:layer="layout" svg:width="1.905cm" svg:height="1.647cm" svg:x="4.937cm" svg:y="4.937cm">
          <draw:text-box>
            <text:p text:style-name="P2"><text:span text:style-name="T1">x2</text:span></text:p>
          </draw:text-box>
        </draw:frame>
        <draw:frame draw:style-name="gr4" draw:text-style-name="P2" draw:layer="layout" svg:width="1.905cm" svg:height="1.647cm" svg:x="8.747cm" svg:y="8.747cm">
          <draw:text-box>
            <text:p text:style-name="P2"><text:span text:style-name="T1">x1</text:span></text:p>
          </draw:text-box>
        </draw:frame>
        <draw:frame draw:style-name="gr4" draw:text-style-name="P2" draw:layer="layout" svg:width="1.905cm" svg:height="1.647cm" svg:x="18.272cm" svg:y="8.624cm">
          <draw:text-box>
            <text:p text:style-name="P2"><text:span text:style-name="T1">x1</text:span></text:p>
          </draw:text-box>
        </draw:frame>
        <draw:frame draw:style-name="gr4" draw:text-style-name="P2" draw:layer="layout" svg:width="1.905cm" svg:height="1.647cm" svg:x="14.462cm" svg:y="4.941cm">
          <draw:text-box>
            <text:p text:style-name="P2"><text:span text:style-name="T1">x2</text:span></text:p>
          </draw:text-box>
        </draw:frame>
        <draw:frame draw:style-name="gr4" draw:text-style-name="P2" draw:layer="layout" svg:width="1.905cm" svg:height="1.647cm" svg:x="14.208cm" svg:y="15.736cm">
          <draw:text-box>
            <text:p text:style-name="P2"><text:span text:style-name="T1">x2</text:span></text:p>
          </draw:text-box>
        </draw:frame>
        <draw:frame draw:style-name="gr4" draw:text-style-name="P2" draw:layer="layout" svg:width="1.905cm" svg:height="1.647cm" svg:x="18.018cm" svg:y="19.546cm">
          <draw:text-box>
            <text:p text:style-name="P2"><text:span text:style-name="T1">x1</text:span></text:p>
          </draw:text-box>
        </draw:frame>
        <draw:frame draw:style-name="gr5" draw:text-style-name="P3" draw:layer="layout" svg:width="9.652cm" svg:height="1.774cm" svg:x="2.27cm" svg:y="4.302cm">
          <draw:text-box>
            <text:p text:style-name="P3"><text:span text:style-name="T2">Frontera de decisión NAND</text:span></text:p>
          </draw:text-box>
        </draw:frame>
        <draw:frame draw:style-name="gr6" draw:text-style-name="P3" draw:layer="layout" svg:width="9.652cm" svg:height="1.524cm" svg:x="11.668cm" svg:y="4.302cm">
          <draw:text-box>
            <text:p text:style-name="P3"><text:span text:style-name="T2">Frontera de decisión NOR</text:span></text:p>
          </draw:text-box>
        </draw:frame>
        <draw:path draw:style-name="gr7" draw:text-style-name="P1" draw:layer="layout" svg:width="5.379cm" svg:height="4.862cm" draw:transform="skewX (-0.422195146057428) rotate (-0.364250214891217) translate (11.9208437535062cm 16.3665059149019cm)" svg:viewBox="0 0 5380 4863" svg:d="M2690 0c1525 0 2690 1053 2689 2431-1 1379-1166 2432-2691 2432s-2689-1053-2688-2432c1-1378 1165-2431 2690-2431zM1 0zM5380 4863z">
          <text:p/>
        </draw:path>
        <draw:line draw:style-name="gr8" draw:text-style-name="P1" draw:layer="layout" svg:x1="10.779cm" svg:y1="18.78cm" svg:x2="15.986cm" svg:y2="23.987cm">
          <text:p/>
        </draw:line>
        <draw:line draw:style-name="gr8" draw:text-style-name="P1" draw:layer="layout" svg:x1="13.827cm" svg:y1="16.621cm" svg:x2="18.78cm" svg:y2="21.574cm">
          <text:p/>
        </draw:line>
        <draw:frame draw:style-name="gr6" draw:text-style-name="P3" draw:layer="layout" svg:width="6.604cm" svg:height="1.524cm" svg:x="11.668cm" svg:y="15.097cm">
          <draw:text-box>
            <text:p text:style-name="P3"><text:span text:style-name="T2">Frontera de decisión X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2:16:35.735469459</meta:creation-date>
    <dc:date>2014-02-19T13:03:08.840416556</dc:date>
    <meta:editing-duration>PT31M42S</meta:editing-duration>
    <meta:editing-cycles>3</meta:editing-cycles>
    <meta:generator>LibreOffice/4.2.0.4$Linux_x86 LibreOffice_project/05dceb5d363845f2cf968344d7adab8dcfb2ba71</meta:generator>
    <meta:document-statistic meta:object-count="32"/>
  </office:meta>
</office:document-meta>
</file>